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officeooo:paragraph-rsid="00104324"/>
    </style:style>
    <style:style style:name="P3" style:family="paragraph" style:parent-style-name="Standard" style:list-style-name="L1">
      <style:text-properties officeooo:paragraph-rsid="001103cb"/>
    </style:style>
    <style:style style:name="P4" style:family="paragraph" style:parent-style-name="Standard" style:list-style-name="L1">
      <style:text-properties officeooo:paragraph-rsid="00133247"/>
    </style:style>
    <style:style style:name="P5" style:family="paragraph" style:parent-style-name="Standard">
      <style:text-properties officeooo:paragraph-rsid="00133247"/>
    </style:style>
    <style:style style:name="P6" style:family="paragraph" style:parent-style-name="Standard">
      <style:text-properties officeooo:paragraph-rsid="0014f343"/>
    </style:style>
    <style:style style:name="P7" style:family="paragraph" style:parent-style-name="Standard" style:master-page-name="Standard">
      <style:paragraph-properties style:page-number="auto"/>
    </style:style>
    <style:style style:name="T1" style:family="text">
      <style:text-properties fo:font-size="12pt" style:font-size-asian="12pt" style:font-size-complex="12pt"/>
    </style:style>
    <style:style style:name="T2" style:family="text">
      <style:text-properties fo:font-size="12pt" officeooo:rsid="00104324" style:font-size-asian="12pt" style:font-size-complex="12pt"/>
    </style:style>
    <style:style style:name="T3" style:family="text">
      <style:text-properties officeooo:rsid="00104324"/>
    </style:style>
    <style:style style:name="T4" style:family="text">
      <style:text-properties officeooo:rsid="001103cb"/>
    </style:style>
    <style:style style:name="T5" style:family="text">
      <style:text-properties officeooo:rsid="0012942e"/>
    </style:style>
    <style:style style:name="T6" style:family="text">
      <style:text-properties officeooo:rsid="00133247"/>
    </style:style>
    <style:style style:name="T7" style:family="text">
      <style:text-properties officeooo:rsid="0014f34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hapter 4 – Basic SQL</text:span></text:p>
      <text:p text:style-name="P1"/>
      <text:p text:style-name="Standard"><text:span text:style-name="T1">The name SQL is presently expanded as Structured Query Language. Originally, SQL was called SEQUEL (Structured English QUEry Language) and was designed and implemented at IBM research as the interface for an experimental relational database system called SYSTEM R.</text:span></text:p>
      <text:p text:style-name="P1"/>
      <text:p text:style-name="Standard"><text:span text:style-name="T1">SQL is now the standard language for commercial relational DBMSs.</text:span></text:p>
      <text:p text:style-name="P1"/>
      <text:p text:style-name="Standard"><text:span text:style-name="T1">SQL is a comprehensive database language: It has statements for data definitions, queries, and updates. Hence it is both a DDL and a DML. In addition, it has facilities for defining views on the database, for specifying security and authorizations, for defining integrity constraints, and for specifying transaction controls. It also has rules for embedding SQL statements into a general purpose programming language such as Java.</text:span></text:p>
      <text:p text:style-name="P1"/>
      <text:p text:style-name="Standard"><text:span text:style-name="T1">SQL uses the terms, table, row, and column for the formal relational model terms relation, tuple, and attribute, respectively.</text:span></text:p>
      <text:p text:style-name="P1"/>
      <text:p text:style-name="Standard"><text:span text:style-name="T1">A SQL schema is identified by a schema name, and includes an authorization identifier to indicate the user or account who owns the schema, as well as descriptors for each element in the schema.</text:span></text:p>
      <text:p text:style-name="P1"/>
      <text:p text:style-name="Standard"><text:span text:style-name="T1">Schema elements include tables, constraints, views, domains, and other constructs (such as authorization grants) that describe the schema.</text:span></text:p>
      <text:p text:style-name="P1"/>
      <text:p text:style-name="Standard"><text:span text:style-name="T1">A schema is created via the CREATE SCHEMA statement, which can include all the schema elements’ definitions.</text:span></text:p>
      <text:p text:style-name="P1"/>
      <text:p text:style-name="Standard"><text:span text:style-name="T1">In addition to the concept of a schema, SQL uses the concept of a catalog – a named collections of schemas in an SQL environment.</text:span></text:p>
      <text:p text:style-name="P1"/>
      <text:p text:style-name="Standard"><text:span text:style-name="T1">An SQL environment is basically an installation of an SQL-compliant RDBMS on a computer system.</text:span></text:p>
      <text:p text:style-name="P1"/>
      <text:p text:style-name="Standard"><text:span text:style-name="T1">A catalog always contains a special schema called INFORMATION_SCHEMA, which provides information on all the schemas in the catalog and all the element descriptors in these schemas.</text:span></text:p>
      <text:p text:style-name="P1"/>
      <text:p text:style-name="Standard"><text:span text:style-name="T1">The CREATE TABLE command is used to specify a new relation by giving it a name and specifying its attributes and initial constraints. The attributes are specified first, and each attribute is given a name, a data type to specify its domain of values.</text:span></text:p>
      <text:p text:style-name="Standard"><text:span text:style-name="T1"/></text:p>
      <text:p text:style-name="P2"><text:soft-page-break/><text:span text:style-name="T2">The relations declared through CREATE TABLE statements are called base tables (or base relations); this means that the relations and its tuples are actually created and stored as a file by the DBMS.</text:span></text:p>
      <text:p text:style-name="P2"><text:span text:style-name="T2"/></text:p>
      <text:p text:style-name="P2"><text:span text:style-name="T2">Base relations are distinguished from virtual relations, created through the CREATE VIEW statement, which may or may not correspond to an actual physical file.</text:span></text:p>
      <text:p text:style-name="P1"/>
      <text:p text:style-name="P2"><text:span text:style-name="T3">Note that there are some foreign keys that may cause some errors because they are specified either via circular references or because they refer to a table that has not yet been created.</text:span></text:p>
      <text:p text:style-name="P2"><text:span text:style-name="T3"/></text:p>
      <text:p text:style-name="P2"><text:span text:style-name="T3">The basic data types available for attributes include numeric, character string, bit string, Boolean, date, and time.</text:span></text:p>
      <text:p text:style-name="P2"><text:span text:style-name="T3"><text:tab/></text:span></text:p>
      <text:list xml:id="list269521992" text:style-name="L1">
        <text:list-item>
          <text:list>
            <text:list-item>
              <text:p text:style-name="P3"><text:span text:style-name="T3">Numeric data types include integer numbers of various sizes (INTEGER or INT, and SMALLINT) and floating-point (real) numbers of various precision (FLOAT or REAL, and DOUBLE PRECISION). Formatted numbers can be declared by using DECIMAL (i,j) </text:span><text:span text:style-name="T4">– </text:span><text:span text:style-name="T3">or DEC(i,j) or NUMERIC(i,j) </text:span><text:span text:style-name="T4">– where i is the precision and j is the number of decimal digits.</text:span></text:p>
            </text:list-item>
            <text:list-item>
              <text:p text:style-name="P3"><text:span text:style-name="T4">Character string data types are either fixed length – CHAR(n) or CHARACTER(n), where n is the number of character – or varying length – VARCHAR(n) or CHAR VARYING(n) or CHARACTER VARYING(n) where n is the max number of characters. Another variable-length string data type called CHARACTER LARGE OBJECT or CLOB is also available to specify columns that have large text values, such as documents. </text:span></text:p>
            </text:list-item>
            <text:list-item>
              <text:p text:style-name="P3"><text:span text:style-name="T4">Bit string data types are of either fixed length n – BIT(n) – or varying length – BIT VARYING(n), where n is the maximum number of bits. The default for n, the length of a character string or bit string, is 1. Another variable-length bitstring data type is called BINARY LARGE OBJECT, or BLOB is also available to specify columns that have large binary values. </text:span></text:p>
            </text:list-item>
            <text:list-item>
              <text:p text:style-name="P3"><text:span text:style-name="T5">A Boolean data type has the traditional values of TRUE or FALSE, but of also NULL as a value can be UNKNOWN.</text:span><text:span text:style-name="T4"> <text:tab/></text:span></text:p>
            </text:list-item>
            <text:list-item>
              <text:p text:style-name="P4"><text:span text:style-name="T6">The DATE data type has ten positions, and its components are YEAR, MONTH, and DAY in the form of YYYY-MM-DD. The TIME data type has at least eight positions, with the components HOUR, MINUTE, and SECOND in the form HH:MM:SS</text:span></text:p>
            </text:list-item>
          </text:list>
        </text:list-item>
      </text:list>
      <text:p text:style-name="P5"><text:span text:style-name="T6"/></text:p>
      <text:p text:style-name="P5"><text:span text:style-name="T6">Some addition data types include TIMESTAMP and INTERVAL.</text:span></text:p>
      <text:p text:style-name="P5"><text:span text:style-name="T6"/></text:p>
      <text:p text:style-name="P5"><text:span text:style-name="T6">Because SQL allows NULLs as attributes values, a constraint NOT NULL may be specified if NULL is not permitted for a particular attribute.</text:span></text:p>
      <text:p text:style-name="P5"><text:span text:style-name="T6"/></text:p>
      <text:p text:style-name="P5"><text:span text:style-name="T6">It is also possible to define a default value for an attribute by appending the clause DEFAULT &lt;value&gt; to an attribute definition.</text:span></text:p>
      <text:p text:style-name="P5"><text:span text:style-name="T6"/></text:p>
      <text:p text:style-name="P5"><text:span text:style-name="T6">In its simplest form, the INSERT command is used to add a single tuple to a relation.</text:span></text:p>
      <text:p text:style-name="P5"><text:span text:style-name="T6"/></text:p>
      <text:p text:style-name="P5"><text:soft-page-break/><text:span text:style-name="T6">The DELETE command removes tuples from a relation. It includes a where clause, similar to that used in an SQL query.</text:span></text:p>
      <text:p text:style-name="P5"><text:span text:style-name="T6"/></text:p>
      <text:p text:style-name="P6"><text:span text:style-name="T7">The UPDATE command is used to modify attribute values of one or more selected tuples.</text:span></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ena</meta:initial-creator>
    <dc:creator>Sheena Elveus</dc:creator>
    <meta:editing-cycles>9</meta:editing-cycles>
    <meta:creation-date>2010-10-07T16:01:00</meta:creation-date>
    <dc:date>2010-10-07T15:03:04</dc:date>
    <meta:editing-duration>PT01H45M53S</meta:editing-duration>
    <meta:generator>OpenOffice.org/3.2$Linux OpenOffice.org_project/320m19$Build-9505</meta:generator>
    <meta:document-statistic meta:table-count="0" meta:image-count="0" meta:object-count="0" meta:page-count="3" meta:paragraph-count="28" meta:word-count="783" meta:character-count="4701"/>
    <meta:template xlink:type="simple" xlink:actuate="onRequest" xlink:title="Normal" xlink:href=""/>
  </office:meta>
</office:document-meta>
</file>